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able-cell-properties fo:border="thin solid #FFFFFF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000000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order="thin solid #000000" fo:background-color="#FF6D6D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0">
      <style:table-cell-properties fo:border="thin solid #000000" fo:background-color="#D4EA6B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14">
      <style:table-cell-properties fo:border="thin solid #000000"/>
      <style:text-properties style:font-name="Arial" style:font-name-asian="Arial" style:font-name-complex="Arial" style:font-family-generic="swiss"/>
    </style:style>
    <style:style style:name="ce11" style:family="table-cell" style:parent-style-name="Default" style:data-style-name="N0">
      <style:table-cell-properties fo:border="thin solid #FFFFFF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fo:border-top="thin solid #FFFFFF" fo:border-bottom="thin solid #000000" fo:border-left="thin solid #FFFFFF" fo:border-right="thin solid #FFFFFF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0.608541666666667cm"/>
    </style:style>
    <style:style style:name="co3" style:family="table-column">
      <style:table-column-properties fo:break-before="auto" style:column-width="0.68791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2" table:number-columns-repeated="3" table:default-cell-style-name="ce2"/>
        <table:table-column table:style-name="co1" table:number-columns-repeated="1003" table:default-cell-style-name="ce2"/>
        <table:table-column table:style-name="co4" table:number-columns-repeated="15360" table:default-cell-style-name="ce3"/>
        <table:table-row table:number-rows-repeated="2"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0" table:number-rows-spanned="1" table:style-name="ce1">
            <text:p>FIFO</text:p>
          </table:table-cell>
          <table:covered-table-cell table:number-columns-repeated="19"/>
          <table:table-cell table:number-columns-repeated="2" table:style-name="ce2"/>
          <table:table-cell table:number-columns-repeated="16361" table:style-name="ce3"/>
        </table:table-row>
        <table:table-row table:style-name="ro2">
          <table:table-cell table:style-name="ce3"/>
          <table:table-cell office:value-type="float" office:value="5" table:style-name="ce4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float" office:value="5" table:style-name="ce6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percentage" office:value="0.5" table:formula="of:=10/20" table:style-name="ce10">
            <text:p>50.00%</text:p>
          </table:table-cell>
          <table:table-cell office:value-type="string" table:style-name="ce7">
            <text:p>erros/total</text:p>
          </table:table-cell>
          <table:table-cell table:number-columns-repeated="16361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0" table:number-rows-spanned="1" table:style-name="ce1">
            <text:p>LRU</text:p>
          </table:table-cell>
          <table:covered-table-cell table:number-columns-repeated="19"/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float" office:value="5" table:style-name="ce6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float" office:value="5" table:style-name="ce6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2" table:style-name="ce2"/>
          <table:table-cell table:number-columns-repeated="16361" table:style-name="ce3"/>
        </table:table-row>
        <table:table-row table:style-name="ro1">
          <table:table-cell table:style-name="ce3"/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percentage" office:value="0.4" table:formula="of:=8/20" table:style-name="ce10">
            <text:p>40.00%</text:p>
          </table:table-cell>
          <table:table-cell office:value-type="string" table:style-name="ce7">
            <text:p>erros/total</text:p>
          </table:table-cell>
          <table:table-cell table:number-columns-repeated="4" table:style-name="ce2"/>
          <table:table-cell table:number-columns-repeated="16357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0" table:number-rows-spanned="1" table:style-name="ce12">
            <text:p>OTIMO</text:p>
          </table:table-cell>
          <table:covered-table-cell table:number-columns-repeated="19"/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float" office:value="5" table:style-name="ce6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57" table:style-name="ce3"/>
        </table:table-row>
        <table:table-row table:style-name="ro1">
          <table:table-cell table:style-name="ce3"/>
          <table:table-cell office:value-type="float" office:value="5" table:style-name="ce6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percentage" office:value="0.4" table:formula="of:=8/20" table:style-name="ce10">
            <text:p>40.00%</text:p>
          </table:table-cell>
          <table:table-cell office:value-type="string" table:style-name="ce7">
            <text:p>erros/total</text:p>
          </table:table-cell>
          <table:table-cell table:number-columns-repeated="4" table:style-name="ce2"/>
          <table:table-cell table:number-columns-repeated="16357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office:value-type="string" table:number-columns-spanned="20" table:number-rows-spanned="1" table:style-name="ce12">
            <text:p>Seg Chance</text:p>
          </table:table-cell>
          <table:covered-table-cell table:number-columns-repeated="19"/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float" office:value="5" table:style-name="ce6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float" office:value="5" table:style-name="ce6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0*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0*</text:p>
          </table:table-cell>
          <table:table-cell office:value-type="string" table:style-name="ce7">
            <text:p>0*</text:p>
          </table:table-cell>
          <table:table-cell office:value-type="string" table:style-name="ce7">
            <text:p>0*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8*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office:value-type="string" table:style-name="ce7">
            <text:p>2*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string" table:style-name="ce6">
            <text:p><text:s/>-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8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office:value-type="string" table:style-name="ce7">
            <text:p>4 *</text:p>
          </table:table-cell>
          <table:table-cell table:number-columns-repeated="6" table:style-name="ce2"/>
          <table:table-cell table:number-columns-repeated="16357" table:style-name="ce3"/>
        </table:table-row>
        <table:table-row table:style-name="ro1">
          <table:table-cell table:style-name="ce3"/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ok</text:p>
          </table:table-cell>
          <table:table-cell office:value-type="string" table:style-name="ce8">
            <text:p>fa</text:p>
          </table:table-cell>
          <table:table-cell office:value-type="string" table:style-name="ce8">
            <text:p>fa</text:p>
          </table:table-cell>
          <table:table-cell office:value-type="string" table:style-name="ce9">
            <text:p>ok</text:p>
          </table:table-cell>
          <table:table-cell office:value-type="percentage" office:value="0.45" table:formula="of:=9/20" table:style-name="ce10">
            <text:p>45.00%</text:p>
          </table:table-cell>
          <table:table-cell office:value-type="string" table:style-name="ce7">
            <text:p>erros/total</text:p>
          </table:table-cell>
          <table:table-cell table:number-columns-repeated="16361" table:style-name="ce3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Oani S.C.</dc:creator>
    <meta:creation-date>2021-04-15T08:30:00Z</meta:creation-date>
    <dc:date>2021-04-26T20:52:37Z</dc:date>
    <meta:editing-cycles>5</meta:editing-cycles>
    <meta:editing-duration>PT2091S</meta:editing-duration>
  </office:meta>
</office:document-meta>
</file>